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text-align="start" style:justify-single-word="false"/>
    </style:style>
    <style:style style:name="P2" style:family="paragraph" style:parent-style-name="Standard">
      <style:paragraph-properties fo:line-height="115%" fo:text-align="center" style:justify-single-word="false"/>
      <style:text-properties fo:color="#000000" style:font-name="Candara" officeooo:paragraph-rsid="00042c9b"/>
    </style:style>
    <style:style style:name="P3" style:family="paragraph" style:parent-style-name="Standard">
      <style:paragraph-properties fo:line-height="115%" fo:text-align="start" style:justify-single-word="false"/>
      <style:text-properties fo:color="#000000" style:font-name="Candara" officeooo:paragraph-rsid="00042c9b"/>
    </style:style>
    <style:style style:name="P4" style:family="paragraph" style:parent-style-name="Standard">
      <style:paragraph-properties fo:line-height="115%" fo:text-align="start" style:justify-single-word="false"/>
      <style:text-properties fo:color="#000000" style:font-name="Candara" officeooo:rsid="00051435" officeooo:paragraph-rsid="00051435"/>
    </style:style>
    <style:style style:name="P5" style:family="paragraph" style:parent-style-name="Standard">
      <style:paragraph-properties fo:line-height="115%" fo:text-align="start" style:justify-single-word="false"/>
      <style:text-properties fo:color="#000000" style:font-name="Candara" officeooo:rsid="00058dfb" officeooo:paragraph-rsid="00058dfb"/>
    </style:style>
    <style:style style:name="P6" style:family="paragraph" style:parent-style-name="Standard">
      <style:paragraph-properties fo:line-height="115%" fo:text-align="start" style:justify-single-word="false"/>
      <style:text-properties fo:color="#000000" style:font-name="Candara" officeooo:rsid="00058dfb" officeooo:paragraph-rsid="0007e0e9"/>
    </style:style>
    <style:style style:name="P7" style:family="paragraph" style:parent-style-name="Standard">
      <style:paragraph-properties fo:line-height="115%" fo:text-align="start" style:justify-single-word="false"/>
      <style:text-properties fo:color="#000000" style:font-name="Candara" officeooo:rsid="00058dfb" officeooo:paragraph-rsid="00060c92"/>
    </style:style>
    <style:style style:name="P8" style:family="paragraph" style:parent-style-name="Standard">
      <style:paragraph-properties fo:line-height="115%" fo:text-align="start" style:justify-single-word="false"/>
      <style:text-properties fo:color="#000000" style:font-name="Candara" officeooo:rsid="0007e0e9" officeooo:paragraph-rsid="0007e0e9"/>
    </style:style>
    <style:style style:name="P9" style:family="paragraph" style:parent-style-name="Standard">
      <style:paragraph-properties fo:line-height="115%" fo:text-align="start" style:justify-single-word="false"/>
      <style:text-properties fo:color="#000000" style:font-name="Candara" officeooo:rsid="00060c92" officeooo:paragraph-rsid="00060c92"/>
    </style:style>
    <style:style style:name="P10" style:family="paragraph" style:parent-style-name="Standard">
      <style:paragraph-properties fo:line-height="115%" fo:text-align="start" style:justify-single-word="false"/>
      <style:text-properties fo:color="#000000" style:font-name="Candara" officeooo:rsid="00042c9b" officeooo:paragraph-rsid="00060c92"/>
    </style:style>
    <style:style style:name="T1" style:family="text">
      <style:text-properties officeooo:rsid="00042c9b"/>
    </style:style>
    <style:style style:name="T2" style:family="text">
      <style:text-properties officeooo:rsid="00060c92"/>
    </style:style>
    <style:style style:name="T3" style:family="text">
      <style:text-properties officeooo:rsid="0007e0e9"/>
    </style:style>
    <style:style style:name="T4" style:family="text">
      <style:text-properties officeooo:rsid="00094ffa"/>
    </style:style>
    <style:style style:name="T5" style:family="text">
      <style:text-properties officeooo:rsid="000a43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ypożyczalnia kajaków „Los Kayakos” </text:span></text:p>
      <text:p text:style-name="P3"/>
      <text:p text:style-name="P4">Regulamin</text:p>
      <text:p text:style-name="P4"/>
      <text:p text:style-name="P5">1. Wypożyczanie sprzętu odbywa się na zasadach odpłatności zgodnie z obowiązującym cennikiem</text:p>
      <text:p text:style-name="P6">2. Wypożyczalnia nie organizuje spływów kajakowych, jedynie udostępnia i wypożycza sprzęt <text:span text:style-name="T3">( 1 kajak, dwa wiosła oraz dwa kapoki)</text:span></text:p>
      <text:p text:style-name="P6"><text:span text:style-name="T3">3. Organizatorem spływu kajakowego jest osoba zgłaszająca potrzebę wynajmu sprzętu, <text:s/>a tym samym potwierdza odpowiedzialność za niego. </text:span><text:s/></text:p>
      <text:p text:style-name="P5"><text:span text:style-name="T3">4</text:span>. Wypożyczający zobowiązany jest do sprawdzenia stanu wypożyczonego sprzętu pod względem jakościowym, ilościowym oraz przekazanie ewentualnych uwag wydającemu sprzęt. Podstawowym wyposażeniem każdego sprzętu pływającego są kamizelki asekuracyjne, których wypożyczający musi używać zgodnie z ich przeznaczeniem i ponosi pełną odpowiedzialność za przestrzeganie zasad bezpieczeństwa.</text:p>
      <text:p text:style-name="P8">5. Zastrzegamy sobie prawo odmowy wydania sprzętu w przypadku zauważenia, ze uczestnicy spływu znajdują się pod wpływem alkoholu lub innych środków odurzających. </text:p>
      <text:p text:style-name="P5"><text:span text:style-name="T4">6</text:span>. Sprzęt zwracany do wypożyczalni musi być w stanie umożliwiającym ponowne wypożyczenie</text:p>
      <text:p text:style-name="P5"><text:span text:style-name="T4">7</text:span>. Odbiór i zwrot sprzętu odbywa się w miejscu ustalonym wcześniej przez Wypożyczającego i Wypożyczalnie.</text:p>
      <text:p text:style-name="P5"><text:span text:style-name="T4">8</text:span>. Osoby nieletnie mogą płynąć tylko pod opieką osób pełnoletnich, które ponoszą za nie pełną odpowiedzialność.</text:p>
      <text:p text:style-name="P7"><text:span text:style-name="T4">9</text:span>. <text:span text:style-name="T2">Wypożyczalnia nie ponosi żadnej odpowiedzialności za zachowanie się uczestników na spływie, a w szczególności za szkody, jakich mogliby oni dokonać na rzecz innych osób czy firm</text:span></text:p>
      <text:p text:style-name="P7"><text:span text:style-name="T4">10. Wypożyczalnia nie ponosi żadnej odpowiedzialności z tytułu nieszczęśliwych wypadków, utraty <text:s/>zdrowia lub śmierci uczestników spływu</text:span></text:p>
      <text:p text:style-name="P7"><text:span text:style-name="T3">11. Wypożyczalnia nie ponosi odpowiedzialności za szkody, jakim mogłyby ulec pozostawione na jej terenie samochody a w szczególności kradzieże, uszkodzenia, dewastacje, włączając w to szkody wywołane siłami natury</text:span></text:p>
      <text:p text:style-name="P7"><text:span text:style-name="T2">12. Wypożyczający zobowiązany jest do stosowania się poleceń wydawanych przez Wypożyczalnie oraz służb do tego uprawnionych</text:span></text:p>
      <text:p text:style-name="P7"><text:span text:style-name="T2">13. Za zgubienie, kradzież oraz zniszczenia nieodwracalne sprzętu wypożyczający zwraca jego równowartość w wysokości 100% <text:s/>ceny rynkowej, bez względu na stopień jego zamortyzowania</text:span></text:p>
      <text:p text:style-name="P9">1<text:span text:style-name="T4">4</text:span>. Wszystkie sprawy sporne w pierwszej kolejności będą rozwiązywane polubownie. <text:span text:style-name="T4">W sprawach nieregulowanych postanowieniami niniejszej umowy zastosowanie mieć będą przepisy kodeksu cywilnego. Wszelkie spory nierozwiązane na drodze polubownej będzie rozstrzygał sąd powszechny dla siedziby wypożyczalni. </text:span></text:p>
      <text:p text:style-name="P9"/>
      <text:p text:style-name="P9">Oświadczam, iż zapoznałam/em się z Regulaminem Wypożyczalni „Los Kayakos”</text:p>
      <text:p text:style-name="P9"/>
      <text:p text:style-name="P8">Brzegi, dnia _________ __Imię i nazwisko <text:s/>_______________________________________</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0T11:37:47.410000000</meta:creation-date>
    <dc:date>2022-07-10T13:59:47.232000000</dc:date>
    <meta:editing-duration>PT13M7S</meta:editing-duration>
    <meta:editing-cycles>2</meta:editing-cycles>
    <meta:generator>LibreOffice/5.4.7.2$Windows_X86_64 LibreOffice_project/c838ef25c16710f8838b1faec480ebba495259d0</meta:generator>
    <meta:document-statistic meta:table-count="0" meta:image-count="0" meta:object-count="0" meta:page-count="1" meta:paragraph-count="18" meta:word-count="322" meta:character-count="2537" meta:non-whitespace-character-count="2224"/>
  </office:meta>
</office:document-meta>
</file>